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Preformatted_20_Text">
      <style:text-properties fo:font-size="9pt" fo:font-style="normal" style:text-underline-style="none" style:font-size-asian="9pt" style:font-style-asian="normal" style:font-size-complex="9pt" style:font-style-complex="normal"/>
    </style:style>
    <style:style style:name="P5" style:family="paragraph" style:parent-style-name="Preformatted_20_Text">
      <style:text-properties fo:font-style="normal" style:text-underline-style="none"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Linux Biolinum" fo:font-size="10pt" style:font-size-asian="10pt" style:font-size-complex="10pt"/>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top="0in" fo:margin-bottom="0.1in"/>
    </style:style>
    <style:style style:name="P12" style:family="paragraph" style:parent-style-name="Standard">
      <style:paragraph-properties fo:margin-top="0in" fo:margin-bottom="0in"/>
    </style:style>
    <style:style style:name="P13" style:family="paragraph" style:parent-style-name="Text_20_body">
      <style:paragraph-properties fo:margin-top="0in" fo:margin-bottom="0in"/>
    </style:style>
    <style:style style:name="P14" style:family="paragraph" style:parent-style-name="Standard" style:list-style-name="L1">
      <style:text-properties fo:font-style="normal" style:font-style-asian="normal" style:font-style-complex="normal"/>
    </style:style>
    <style:style style:name="P15" style:family="paragraph" style:parent-style-name="Standard" style:list-style-name="L8"/>
    <style:style style:name="P16" style:family="paragraph" style:parent-style-name="Standard">
      <style:paragraph-properties fo:margin-top="0in" fo:margin-bottom="0in"/>
    </style:style>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3">
      <style:text-properties fo:font-style="normal" style:font-style-asian="normal" style:font-style-complex="normal"/>
    </style:style>
    <style:style style:name="P19" style:family="paragraph" style:parent-style-name="Text_20_body" style:list-style-name="L4">
      <style:text-properties fo:font-style="normal" style:font-style-asian="normal" style:font-style-complex="normal"/>
    </style:style>
    <style:style style:name="P20" style:family="paragraph" style:parent-style-name="Text_20_body" style:list-style-name="L5">
      <style:text-properties fo:font-style="normal" style:font-style-asian="normal" style:font-style-complex="normal"/>
    </style:style>
    <style:style style:name="P21" style:family="paragraph" style:parent-style-name="Text_20_body" style:list-style-name="L7">
      <style:text-properties fo:font-style="normal" style:font-style-asian="normal" style:font-style-complex="normal"/>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Heading_20_1">
      <style:text-properties fo:font-style="normal" style:font-style-asian="normal" style:font-style-complex="normal"/>
    </style:style>
    <style:style style:name="P30" style:family="paragraph" style:parent-style-name="Heading_20_2">
      <style:text-properties fo:font-style="normal" style:text-underline-style="none" style:font-style-asian="normal" style:font-style-complex="normal"/>
    </style:style>
    <style:style style:name="P31" style:family="paragraph" style:parent-style-name="Heading_20_3">
      <style:text-properties fo:font-style="normal" style:font-style-asian="normal" style:font-style-complex="normal"/>
    </style:style>
    <style:style style:name="P32" style:family="paragraph" style:parent-style-name="Heading_20_3">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underline-style="none"/>
    </style:style>
    <style:style style:name="T5" style:family="text">
      <style:text-properties style:font-name="Liberation Serif1"/>
    </style:style>
    <style:style style:name="T6" style:family="text">
      <style:text-properties style:font-name="Liberation Serif"/>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Text_20_body">Copyright <text:span text:style-name="T6">©</text:span><text:span text:style-name="T5"> </text:span>2014 Martin McClure</text:p>
      <text:p text:style-name="P9"><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Text_20_body">The date of the latest revision is:</text:p>
      <text:p text:style-name="P10"><text:date style:data-style-name="N84" text:date-value="2014-08-18T13:49:01.99" text:fixed="true">2014-08-18</text:date></text:p>
      <text:p text:style-name="Standard">This document is currently under rapid development. If the above date is more than a week or so ago, you may want to get the latest version. The most recent version is available in the Mist project git repository, the link to which can be found at http://mist-project.org.</text:p>
      <text:p text:style-name="Standard"/>
      <text:p text:style-name="Standard">This is in largely random order for now...</text:p>
      <text:p text:style-name="Standard">But it <text:span text:style-name="T1">is</text:span><text:span text:style-name="T2"> information about the design of Mist. Primarily the design of Mist’s </text:span><text:span text:style-name="T1">implementation</text:span><text:span text:style-name="T2">, as opposed to its language design.</text:span></text:p>
      <text:p text:style-name="P2"/>
      <text:h text:style-name="P29"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20103981201" text:style-name="L1">
        <text:list-item>
          <text:p text:style-name="P14">Single-threaded. Mist (initially) has no concurrency mechanism. There will be something later, likely a variant of the Actor model based on asynchronous message sending.</text:p>
        </text:list-item>
        <text:list-item>
          <text:p text:style-name="P14">Super/self. Mist has no super send, but there are somewhat similar special rules for self sends. In some cases, this allows self sends to be early-bound – that is, the invoked method can be determined at compile time.</text:p>
          <text:p text:style-name="P14"/>
        </text:list-item>
      </text:list>
      <text:h text:style-name="P29" text:outline-level="1"><text:soft-page-break/>Deployment Models</text:h>
      <text:p text:style-name="P6">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522894355" text:style-name="L2">
        <text:list-item>
          <text:p text:style-name="P17">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17">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17">Mist as a library. A Mist program defines some entry points, and is compiled as a .so shared object file. There is no “main” here, there are only entry points that can be called from a program written in any language.</text:p>
        </text:list-item>
        <text:list-item>
          <text:p text:style-name="P17">Mist scripts. A Mist executable image is created that can be the interpreter for a #! script. The script contains Mist source code which is compiled and executed by the Mist image.</text:p>
        </text:list-item>
      </text:list>
      <text:p text:style-name="P6">The executable image is the first model to be implemented, and the one covered in the most detail in this document.</text:p>
      <text:h text:style-name="P29" text:outline-level="1">Image Format</text:h>
      <text:p text:style-name="Text_20_body"><text:span text:style-name="T2">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2">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29" text:outline-level="1">Methods</text:h>
      <text:p text:style-name="P6">In a traditional Smalltalk implementation, most of the code of the system exists as bytecodes in instances of CompiledMethod. The virtual machine provides the rest of the code: </text:p>
      <text:list xml:id="list685958550" text:style-name="L3">
        <text:list-item>
          <text:p text:style-name="P18">A bytecode interpreter implementing language-level features like assigning to variables, sending messages, and returning from methods</text:p>
        </text:list-item>
        <text:list-item>
          <text:p text:style-name="P18">Memory management code, including object allocation and garbage collection</text:p>
        </text:list-item>
        <text:list-item>
          <text:p text:style-name="P18"><text:soft-page-break/>Implementations of the primitive methods</text:p>
        </text:list-item>
      </text:list>
      <text:p text:style-name="P6">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P6">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P31" text:outline-level="3">Primitive Methods</text:h>
      <text:p text:style-name="P6">Mist, like Smalltalk, only supports a very few basic operations at the language level. All the language lets you do is:</text:p>
      <text:list xml:id="list215501639" text:style-name="L4">
        <text:list-item>
          <text:p text:style-name="P19">Specify a limited set of objects literally (numbers, strings, symbols, arrays, blocks...)</text:p>
        </text:list-item>
        <text:list-item>
          <text:p text:style-name="P19">Reference a few special constant objects (nil, true, false)</text:p>
        </text:list-item>
        <text:list-item>
          <text:p text:style-name="P19">Reference the implicit temporary variable “self”</text:p>
        </text:list-item>
        <text:list-item>
          <text:p text:style-name="P19">Declare formal parameters and temporary variables</text:p>
        </text:list-item>
        <text:list-item>
          <text:p text:style-name="P19">Reference variables (parameters, temporaries, instance, shared)</text:p>
        </text:list-item>
        <text:list-item>
          <text:p text:style-name="P19">Assign to assignable variables</text:p>
        </text:list-item>
        <text:list-item>
          <text:p text:style-name="P19">Send messages</text:p>
        </text:list-item>
        <text:list-item>
          <text:p text:style-name="P19">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2"> that perform other necessary low-level operations, such as adding two integers together, or making a system call to the OS kernel. </text:span></text:p>
      <text:p text:style-name="P6">In Smalltalk, primitive methods are traditionally implemented within the virtual machine, and are written in the language that the VM is written in, which is usually C. In Mist, primitives are written <text:soft-page-break/>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6">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6">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P6">&gt;&gt;&gt;&lt;insert example primitive here&gt;</text:p>
      <text:h text:style-name="P29" text:outline-level="1">Memory Management</text:h>
      <text:p text:style-name="P6">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6">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P6">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29" text:outline-level="1">Image Startup</text:h>
      <text:p text:style-name="P2"/>
      <text:p text:style-name="Standard"><text:span text:style-name="T2">The Mist image is an ELF64 executable. Its header object specifies that the entire file be loaded into memory at address 16r400000 and execution should start at an </text:span><text:span text:style-name="T1">initialization method</text:span><text:span text:style-name="T3">. </text:span></text:p>
      <text:p text:style-name="P3"><text:soft-page-break/></text:p>
      <text:h text:style-name="P30" text:outline-level="2">Initial State</text:h>
      <text:h text:style-name="P32" text:outline-level="3">Allocated memory pages</text:h>
      <text:p text:style-name="P3">At the point the kernel passes control to the initialization method, the world as seen from the Mist process is pretty simple. The process has a few memory regions allocated to it</text:p>
      <text:p text:style-name="P3"/>
      <text:p text:style-name="P4">martin@mite /proc/23090 $ cat maps</text:p>
      <text:p text:style-name="P4">00400000-00402000 rwxp 00000000 08:03 12329631 <text:s text:c="25"/>&lt;path to image&gt;</text:p>
      <text:p text:style-name="P4">00402000-00502000 rwxp 00000000 00:00 0 <text:s text:c="33"/>[heap]</text:p>
      <text:p text:style-name="P4">7ffff7ffe000-7ffff7fff000 r-xp 00000000 00:00 0 <text:s text:c="25"/>[vdso]</text:p>
      <text:p text:style-name="P4">7ffffffdd000-7ffffffff000 rwxp 00000000 00:00 0 <text:s text:c="25"/>[stack]</text:p>
      <text:p text:style-name="P4">ffffffffff600000-ffffffffff601000 r-xp 00000000 00:00 0 <text:s text:c="17"/>[vsyscall]</text:p>
      <text:p text:style-name="P3"/>
      <text:p text:style-name="P3">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3"/>
      <text:p text:style-name="P3">[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3"/>
      <text:p text:style-name="P3">[stack] is the stack area given us by the kernel. It’s initially fairly small (136K in this case) and Mist does not put its stack here, it manages its own stack memory. But this area does contain some useful information. More on that below.</text:p>
      <text:p text:style-name="P3"/>
      <text:p text:style-name="P3">[vdso] is a single page used by glibc to make certain system calls, such as gettimeofday(). Mist does not currently use this, but it might offer a faster way to make certain calls in the future.</text:p>
      <text:p text:style-name="P3"/>
      <text:p text:style-name="P3">[vsyscall] is a single allocated page that gives a way to call kernel routines. This way is now obsolete, replaced by vDSO, so we ignore the presence of this page.</text:p>
      <text:h text:style-name="P32" text:outline-level="3">Registers</text:h>
      <text:p text:style-name="P3">The contents of the general-purpose registers at startup looks like this:</text:p>
      <text:p text:style-name="P3"/>
      <text:p text:style-name="P5">(gdb) info registers</text:p>
      <text:p text:style-name="P5">rax <text:s text:c="11"/>0x0 <text:s text:c="5"/>0</text:p>
      <text:p text:style-name="P5">rbx <text:s text:c="11"/>0x0 <text:s text:c="5"/>0</text:p>
      <text:p text:style-name="P5">rcx <text:s text:c="11"/>0x0 <text:s text:c="5"/>0</text:p>
      <text:p text:style-name="P5">rdx <text:s text:c="11"/>0x0 <text:s text:c="5"/>0</text:p>
      <text:p text:style-name="P5">rsi <text:s text:c="11"/>0x0 <text:s text:c="5"/>0</text:p>
      <text:p text:style-name="P5">rdi <text:s text:c="11"/>0x0 <text:s text:c="5"/>0</text:p>
      <text:p text:style-name="P5">rbp <text:s text:c="11"/>0x0 <text:s text:c="5"/>0x0</text:p>
      <text:p text:style-name="P5">rsp <text:s text:c="11"/>0x7fffffffdac0 <text:s text:c="2"/>0x7fffffffdac0</text:p>
      <text:p text:style-name="P5">r8 <text:s text:c="12"/>0x0 <text:s text:c="5"/>0</text:p>
      <text:p text:style-name="P5">r9 <text:s text:c="12"/>0x0 <text:s text:c="5"/>0</text:p>
      <text:p text:style-name="P5">r10 <text:s text:c="11"/>0x0 <text:s text:c="5"/>0</text:p>
      <text:p text:style-name="P5">r11 <text:s text:c="11"/>0x0 <text:s text:c="5"/>0</text:p>
      <text:p text:style-name="P5"><text:soft-page-break/>r12 <text:s text:c="11"/>0x0 <text:s text:c="5"/>0</text:p>
      <text:p text:style-name="P5">r13 <text:s text:c="11"/>0x0 <text:s text:c="5"/>0</text:p>
      <text:p text:style-name="P5">r14 <text:s text:c="11"/>0x0 <text:s text:c="5"/>0</text:p>
      <text:p text:style-name="P5">r15 <text:s text:c="11"/>0x0 <text:s text:c="5"/>0</text:p>
      <text:p text:style-name="P5">rip <text:s text:c="11"/>0x4001b1 0x4001b1</text:p>
      <text:p text:style-name="P5">eflags <text:s text:c="8"/>0x202 <text:s text:c="3"/>[ IF ]</text:p>
      <text:p text:style-name="P5">cs <text:s text:c="12"/>0x33 <text:s text:c="4"/>51</text:p>
      <text:p text:style-name="P5">ss <text:s text:c="12"/>0x2b <text:s text:c="4"/>43</text:p>
      <text:p text:style-name="P5">ds <text:s text:c="12"/>0x0 <text:s text:c="5"/>0</text:p>
      <text:p text:style-name="P5">es <text:s text:c="12"/>0x0 <text:s text:c="5"/>0</text:p>
      <text:p text:style-name="P5">fs <text:s text:c="12"/>0x0 <text:s text:c="5"/>0</text:p>
      <text:p text:style-name="P5">gs <text:s text:c="12"/>0x0 <text:s text:c="5"/>0</text:p>
      <text:p text:style-name="P3"/>
      <text:p text:style-name="P3">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P3"/>
      <text:p text:style-name="P3">The stack pointer is the interesting one. In this case, it’s set to an address more than 4K from the end of the stack area. So what’s in that area after the stack pointer?</text:p>
      <text:p text:style-name="P3"/>
      <text:h text:style-name="P32" text:outline-level="3">Stack</text:h>
      <text:p text:style-name="P7">The kernel puts the arguments and environment variables of the process into the area after the stack pointer. The 64-bit word pointed to by rsp is the argument count.</text:p>
      <text:p text:style-name="P5">(gdb) x/g 0x7fffffffdac0</text:p>
      <text:p text:style-name="P5">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5">(gdb) x/4g 0x7fffffffdac0</text:p>
      <text:p text:style-name="P5">0x7fffffffdac0: 0x3 <text:s text:c="4"/>0x7fffffffde6b</text:p>
      <text:p text:style-name="P5">0x7fffffffdad0: 0x7fffffffde9d <text:s/>0x7fffffffdea1</text:p>
      <text:p text:style-name="P5"/>
      <text:p text:style-name="P3">They’re pointers into farther into the stuff in the stack area. They should point to null-terminated strings.</text:p>
      <text:p text:style-name="P3"/>
      <text:p text:style-name="P5">(gdb) x/s 0x7fffffffde6b</text:p>
      <text:p text:style-name="P5">0x7fffffffde6b: "/home/martin/Projects/Mist/pharo3.0/shared/test42"</text:p>
      <text:p text:style-name="P5">(gdb) x/s 0x7fffffffde9d</text:p>
      <text:p text:style-name="P5">0x7fffffffde9d: "foo"</text:p>
      <text:p text:style-name="P5">(gdb) x/s 0x7fffffffdea1</text:p>
      <text:p text:style-name="P5">0x7fffffffdea1: "bar"</text:p>
      <text:p text:style-name="P3"/>
      <text:p text:style-name="P3">And indeed they do. So that’s how the arguments work, what about the environment? The environment is supposed to follow the arguments, after a zero word. Let’s see:</text:p>
      <text:p text:style-name="P3"/>
      <text:p text:style-name="P5">0x7fffffffdac0: 0x0000000000000003 <text:s text:c="5"/>0x00007fffffffde6b</text:p>
      <text:p text:style-name="P5">0x7fffffffdad0: 0x00007fffffffde9d <text:s text:c="5"/>0x00007fffffffdea1</text:p>
      <text:p text:style-name="P5">0x7fffffffdae0: 0x0000000000000000 <text:s text:c="5"/>0x00007fffffffdea5</text:p>
      <text:p text:style-name="P3"/>
      <text:p text:style-name="P3"><text:soft-page-break/>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3"/>
      <text:p text:style-name="P5">(gdb) x/s 0x00007fffffffefb0</text:p>
      <text:p text:style-name="P5">0x7fffffffefb0: "OPENCL_PROFILE=nvidia"</text:p>
      <text:p text:style-name="P5"/>
      <text:p text:style-name="P1"><text:span text:style-name="T4">But – </text:span><text:span text:style-name="T3">We still have some unaccounted space. What is this?</text:span></text:p>
      <text:p text:style-name="P3"/>
      <text:p text:style-name="P5">0x7fffffffdd00: 0x00007fffffffefb0 <text:s text:c="5"/>0x0000000000000000</text:p>
      <text:p text:style-name="P5">0x7fffffffdd10: 0x0000000000000021</text:p>
      <text:p text:style-name="P3"/>
      <text:p text:style-name="P3">The first pointer is the pointer to the environment string for OPENCL_PROFILE. Next comes the null pointer. And that’s the end of what I’ve seen documented. </text:p>
      <text:p text:style-name="P3"/>
      <text:p text:style-name="P3">But there’s clearly more, let’s see if it’s anything obvious. That first word is 16r21. What’s after that?</text:p>
      <text:p text:style-name="P3"/>
      <text:p text:style-name="P5">0x7fffffffdd00: 0x00007fffffffefb0 <text:s text:c="5"/>0x0000000000000000</text:p>
      <text:p text:style-name="P5">0x7fffffffdd10: 0x0000000000000021 <text:s text:c="5"/>0x00007ffff7ffe000</text:p>
      <text:p text:style-name="P5">0x7fffffffdd20: 0x0000000000000010 <text:s text:c="5"/>0x00000000bfebfbff</text:p>
      <text:p text:style-name="P5">0x7fffffffdd30: 0x0000000000000006 <text:s text:c="5"/>0x0000000000001000</text:p>
      <text:p text:style-name="P5">0x7fffffffdd40: 0x0000000000000011 <text:s text:c="5"/>0x0000000000000064</text:p>
      <text:p text:style-name="P5">0x7fffffffdd50: 0x0000000000000003 <text:s text:c="5"/>0x0000000000400040</text:p>
      <text:p text:style-name="P5">0x7fffffffdd60: 0x0000000000000004 <text:s text:c="5"/>0x0000000000000038</text:p>
      <text:p text:style-name="P5">0x7fffffffdd70: 0x0000000000000005 <text:s text:c="5"/>0x0000000000000001</text:p>
      <text:p text:style-name="P5">0x7fffffffdd80: 0x0000000000000007 <text:s text:c="5"/>0x0000000000000000</text:p>
      <text:p text:style-name="P5">0x7fffffffdd90: 0x0000000000000008 <text:s text:c="5"/>0x0000000000000000</text:p>
      <text:p text:style-name="P5">0x7fffffffdda0: 0x0000000000000009 <text:s text:c="5"/>0x00000000004001b0</text:p>
      <text:p text:style-name="P5">0x7fffffffddb0: 0x000000000000000b <text:s text:c="5"/>0x00000000000003e8</text:p>
      <text:p text:style-name="P5">0x7fffffffddc0: 0x000000000000000c <text:s text:c="5"/>0x00000000000003e8</text:p>
      <text:p text:style-name="P5">0x7fffffffddd0: 0x000000000000000d <text:s text:c="5"/>0x00000000000003e8</text:p>
      <text:p text:style-name="P5">0x7fffffffdde0: 0x000000000000000e <text:s text:c="5"/>0x00000000000003e8</text:p>
      <text:p text:style-name="P5">0x7fffffffddf0: 0x0000000000000017 <text:s text:c="5"/>0x0000000000000000</text:p>
      <text:p text:style-name="P5">0x7fffffffde00: 0x0000000000000019 <text:s text:c="5"/>0x00007fffffffde49</text:p>
      <text:p text:style-name="P5">0x7fffffffde10: 0x000000000000001f <text:s text:c="5"/>0x00007fffffffefc6</text:p>
      <text:p text:style-name="P5">0x7fffffffde20: 0x000000000000000f <text:s text:c="5"/>0x00007fffffffde59</text:p>
      <text:p text:style-name="P5">0x7fffffffde30: 0x0000000000000000 <text:s text:c="5"/>0x0000000000000000</text:p>
      <text:p text:style-name="P5">0x7fffffffde40: 0x0000000000000000 <text:s text:c="5"/>0x001d41f5d83fea00</text:p>
      <text:p text:style-name="P5">0x7fffffffde50: 0xa7b63b8fdfd1d49b <text:s text:c="5"/>0x0034365f36387868</text:p>
      <text:p text:style-name="P5">0x7fffffffde60: 0x0000000000000000 <text:s text:c="5"/>0x656d6f682f000000</text:p>
      <text:p text:style-name="P5"/>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30" text:outline-level="2"><text:soft-page-break/>Startup Sequence</text:h>
      <text:p text:style-name="P3"/>
      <text:p text:style-name="P3"/>
      <text:p text:style-name="P3"/>
      <text:p text:style-name="P3">The initialization method is special in that it never returns, since it has no sender. </text:p>
      <text:p text:style-name="P3"/>
      <text:p text:style-name="P3">&gt;&gt;&gt; needs completion</text:p>
      <text:p text:style-name="P3"/>
      <text:p text:style-name="P3"/>
      <text:h text:style-name="Heading_20_1" text:outline-level="1">No-Virtual-Machine Gotchas</text:h>
      <text:p text:style-name="Standard">Mist does not run on a virtual machine, but on a physical machine (initially, just X86_64). There are some primitive methods, but they are small and simple. Everything else is written in Mist. This conceptual self-recursion can, if care is not taken, lead to actual runtime infinite recursion. For instance:</text:p>
      <text:p text:style-name="Standard"/>
      <text:list xml:id="list359900997" text:style-name="L5">
        <text:list-item>
          <text:p text:style-name="P22"><text:span text:style-name="T2">Method lookup is done by executing Mist code. Therefore, to avoid infinite recursion, the Mist code used to look up methods in dictionaries must </text:span><text:span text:style-name="T1">not </text:span><text:span text:style-name="T2">do any method lookups, even though it does (of course) send messages. See the Method Lookup section.</text:span></text:p>
        </text:list-item>
        <text:list-item>
          <text:p text:style-name="P20">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Text_20_body"><text:span text:style-name="T2">Th</text:span><text:span text:style-name="T2">ese requirements can get a little tricky, but there are solutions</text:span><text:span text:style-name="T2">. See the sections </text:span><text:span text:style-name="T2">referenced above</text:span><text:span text:style-name="T2">.</text:span></text:p>
      <text:h text:style-name="P29" text:outline-level="1">Blocks</text:h>
      <text:p text:style-name="Text_20_body"><text:span text:style-name="T2">Starting with </text:span><text:span text:style-name="T2">Smalltalk-80, </text:span><text:span text:style-name="T2">messages to code </text:span><text:span text:style-name="T1">blocks</text:span><text:span text:style-name="T2"> </text:span><text:span text:style-name="T2">have been used to implement the flow-of-control operations that in most other languages are part of the language itself. Mist follows in this tradition. In Smalltalk-80, blocks </text:span><text:span text:style-name="T2">were not closures. Most modern Smalltalk implementations implement blocks as closures, as does Mist. A </text:span><text:span text:style-name="T1">closure</text:span><text:span text:style-name="T2">, in general, is a function that captures the variables in its environment. </text:span><text:span text:style-name="T2">To see what that means in the context of Mist, </text:span><text:span text:style-name="T2">let’s look at </text:span><text:span text:style-name="T2">an</text:span><text:span text:style-name="T2"> example.</text:span></text:p>
      <text:p text:style-name="P8">Block example 1</text:p>
      <text:p text:style-name="Standard"><text:span text:style-name="Code">gcMark</text:span></text:p>
      <text:p text:style-name="Standard"><text:span text:style-name="Code"><text:s text:c="3"/>isGcMarked ifFalse: [isGcMarked := true.</text:span></text:p>
      <text:p text:style-name="Standard"><text:span text:style-name="Code"><text:s text:c="24"/>self allReferencesDo: [:each | each gcMark]].</text:span></text:p>
      <text:p text:style-name="Text_20_body">This, incidentally, is the heart of the “mark” part of a mark-sweep garbage collector such as Mist’s. The method sends one message, <text:span text:style-name="Code">#ifFalse:</text:span>, to an instance variable of the receiver, <text:span text:style-name="Code">isGcMarked</text:span>. The argument to the message is given as a <text:span text:style-name="T1">block </text:span><text:span text:style-name="T1">constructor</text:span><text:span text:style-name="T2">, some code delimited with square brackets. </text:span><text:soft-page-break/><text:span text:style-name="T2">The block </text:span><text:span text:style-name="T2">constructor</text:span><text:span text:style-name="T2"> specifies what kind of </text:span><text:span text:style-name="T2">block (a </text:span><text:span text:style-name="T2">closure </text:span><text:span text:style-name="T2">instance) </text:span><text:span text:style-name="T2">should actually be passed to the message send at runtime. This particular block </text:span><text:span text:style-name="T2">constructor</text:span><text:span text:style-name="T2"> contains another block </text:span><text:span text:style-name="T2">constructor</text:span><text:span text:style-name="T2">. The inner block takes a single argument, </text:span><text:span text:style-name="Code">each</text:span><text:span text:style-name="T2">, </text:span><text:span text:style-name="T2">and </text:span><text:span text:style-name="T2">sends</text:span><text:span text:style-name="T2"> that argument one message, </text:span><text:span text:style-name="Code">gcMark</text:span><text:span text:style-name="T2">. It does not make reference to any other variables. </text:span><text:span text:style-name="T2">The outer block, </text:span><text:span text:style-name="T2">however, </text:span><text:span text:style-name="T2">does reference variables from the environment in which it is defined. It references </text:span><text:span text:style-name="Code">self</text:span><text:span text:style-name="T2">, and an instance variable of </text:span><text:span text:style-name="Code">self</text:span><text:span text:style-name="T2">, </text:span><text:span text:style-name="Code">isGcMarked</text:span><text:span text:style-name="T2">. In general, code within a block </text:span><text:span text:style-name="T2">constructor</text:span><text:span text:style-name="T2"> may refer to any of the following </text:span><text:span text:style-name="T2">variables and constants in its environment</text:span><text:span text:style-name="T2">:</text:span></text:p>
      <text:list xml:id="list1718186951" text:style-name="L6">
        <text:list-item>
          <text:p text:style-name="P23">Its own formal parameters</text:p>
        </text:list-item>
        <text:list-item>
          <text:p text:style-name="P23">Its own declared temporary variables</text:p>
        </text:list-item>
        <text:list-item>
          <text:p text:style-name="P23">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23">Formal parameters and temporary variables declared in the method in which it appears. </text:p>
        </text:list-item>
        <text:list-item>
          <text:p text:style-name="P23"><text:span text:style-name="T2">The pseudo-variable </text:span><text:span text:style-name="Code">self</text:span>, indicating the receiver of the message which caused the invocation of the method in which the block constructor appears.</text:p>
        </text:list-item>
        <text:list-item>
          <text:p text:style-name="P23">Any instance variable of <text:span text:style-name="Code">self</text:span>.</text:p>
        </text:list-item>
        <text:list-item>
          <text:p text:style-name="P23"><text:span text:style-name="T2">A</text:span><text:span text:style-name="T2">ny module constant of the module in which the method’s class is defined.</text:span></text:p>
        </text:list-item>
      </text:list>
      <text:p text:style-name="Text_20_body">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P8">Block example 2</text:p>
      <text:p text:style-name="Standard"><text:span text:style-name="Code">newCounter</text:span></text:p>
      <text:p text:style-name="Standard"><text:span text:style-name="Code"><text:s text:c="3"/></text:span><text:span text:style-name="Code">| count |</text:span></text:p>
      <text:p text:style-name="Standard"><text:span text:style-name="Code"><text:s text:c="3"/></text:span><text:span text:style-name="Code">count := 0.</text:span></text:p>
      <text:p text:style-name="Standard"><text:span text:style-name="Code"><text:s text:c="3"/></text:span><text:span text:style-name="Code">^[count := count + 1].</text:span></text:p>
      <text:p text:style-name="Text_20_body">When you send <text:span text:style-name="Code">#newCounter</text:span>, what is answered is a block which closes over the variable <text:span text:style-name="Code">count</text:span>, with the value of <text:span text:style-name="Code">count</text:span> initialized to zero. Subsequently, each time you send <text:span text:style-name="Code">#value</text:span> to this block, it increments <text:span text:style-name="Code">count</text:span> and answers the incremented value. Each time you send <text:span text:style-name="Code">#newCounter</text:span>, you get back a new block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is garbage collected.</text:p>
      <text:p text:style-name="Text_20_body"><text:soft-page-break/><text:span text:style-name="T2">M</text:span><text:span text:style-name="T2">ost Smalltalk implementations have special bytecodes and virtual machine support for implementing blocks. Mist does not have these options, so </text:span><text:span text:style-name="T2">it </text:span><text:span text:style-name="T2">relies on mechanisms it already has – </text:span><text:span text:style-name="T2">classes, </text:span><text:span text:style-name="T2">objects, and messages. </text:span><text:span text:style-name="T2">And it turns out that </text:span><text:span text:style-name="T2">these constructs</text:span><text:span text:style-name="T2"> are quite sufficient to do what must be done. </text:span><text:span text:style-name="T2">The compiler must do some extra work to specify those objects and messages. </text:span><text:span text:style-name="T2">In the general case, the compiler must do the following </text:span><text:span text:style-name="T2">to compile each method or block </text:span><text:span text:style-name="T2">constructor</text:span><text:span text:style-name="T2"> which contains a block </text:span><text:span text:style-name="T2">constructor</text:span><text:span text:style-name="T2">:</text:span></text:p>
      <text:list xml:id="list101466419" text:style-name="L7">
        <text:list-item>
          <text:p text:style-name="P24"><text:span text:style-name="T2">For each block </text:span><text:span text:style-name="T2">constructor</text:span><text:span text:style-name="T2"> in </text:span><text:span text:style-name="T2">a</text:span><text:span text:style-name="T2"> method </text:span><text:span text:style-name="T2">(or in a block </text:span><text:span text:style-name="T2">constructor</text:span><text:span text:style-name="T2">)</text:span><text:span text:style-name="T2">, the compiler creates an anonymous </text:span><text:span text:style-name="T2">block </text:span><text:span text:style-name="T2">closure class, extending a base closure class with a single method which implements the code in the body of the </text:span><text:span text:style-name="T2">block </text:span><text:span text:style-name="T2">constructor</text:span><text:span text:style-name="T2">.</text:span></text:p>
        </text:list-item>
        <text:list-item>
          <text:p text:style-name="P24"><text:span text:style-name="T2">The compiler also creates an anonymous shared variable class </text:span><text:span text:style-name="T2">with an instance variable for </text:span><text:span text:style-name="T2">self, </text:span><text:span text:style-name="T2">and </text:span><text:span text:style-name="T2">instance variables for each formal parameter or temporary variable declared in the method or block </text:span><text:span text:style-name="T2">constructor</text:span><text:span text:style-name="T2">.</text:span></text:p>
        </text:list-item>
        <text:list-item>
          <text:p text:style-name="P24"><text:span text:style-name="T2">T</text:span><text:span text:style-name="T2">he compiler inserts code at the beginning of the method or block to create an instance of the shared variable class and initialize it with the values of the formal parameters.</text:span></text:p>
        </text:list-item>
        <text:list-item>
          <text:p text:style-name="P21">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nested, the more shared variable objects it needs, since in the general case it needs one from each level of outer contexts.</text:p>
        </text:list-item>
        <text:list-item>
          <text:p text:style-name="P21">In the code of the method or enclosing block, all references to temporary variables must be replaced with getter or setter message sends directed to the shared variable instance.</text:p>
        </text:list-item>
        <text:list-item>
          <text:p text:style-name="P21">In the code of the enclosed block, all references to variables from the outer context must be replaced with getter or setter message sends directed to the shared variable instance.</text:p>
        </text:list-item>
        <text:list-item>
          <text:p text:style-name="P24"><text:span text:style-name="T2">In the code of the enclosed block, the pseudo-variable </text:span><text:span text:style-name="Code">self</text:span><text:span text:style-name="T2"> must be compiled as the send of a getter message to the shared variable instance. The code within the block </text:span><text:span text:style-name="T2">constructor</text:span><text:span text:style-name="T2"> has no way to reference the </text:span><text:span text:style-name="T2">block</text:span><text:span text:style-name="T2"> instance </text:span><text:span text:style-name="T2">itself</text:span><text:span text:style-name="T2">, unless it is passed in as an argument when it is invoked.</text:span></text:p>
        </text:list-item>
        <text:list-item>
          <text:p text:style-name="P24"><text:span text:style-name="T2">In the code of the enclosed block, references to instance variables must be handled specially. It can get a reference to </text:span><text:span text:style-name="Code">self</text:span><text:span text:style-name="T2"> from the shared variable instance, but to retrieve or modify instance </text:span><text:span text:style-name="T2">variables of that object it must send getter and setter messages to that stored </text:span><text:span text:style-name="Code">self</text:span><text:span text:style-name="T2">. If the setter and getter methods do not exist, the compiler must create private ones for this use.</text:span></text:p>
        </text:list-item>
      </text:list>
      <text:p text:style-name="P6">Block example 2, then, would be transformed by the compiler into something like this:</text:p>
      <text:p text:style-name="Text_20_body"><text:soft-page-break/><text:span text:style-name="T2">&lt;sharedVariableClass&gt; for </text:span><text:span text:style-name="Code">#newCounter</text:span><text:span text:style-name="T2"> has at least two instance variables: </text:span><text:span text:style-name="Code">slf</text:span><text:span text:style-name="T2"> and </text:span><text:span text:style-name="Code">count</text:span><text:span text:style-name="T2">. (</text:span><text:span text:style-name="Code">self</text:span><text:span text:style-name="T2"> from the outer context is represented as </text:span><text:span text:style-name="Code">slf</text:span><text:span text:style-name="T2"> since </text:span><text:span text:style-name="Code">self</text:span><text:span text:style-name="T2"> is one of the few reserved words in Mist </text:span><text:span text:style-name="T2">and therefore cannot be used to name an instance variable</text:span><text:span text:style-name="T2">.)</text:span></text:p>
      <text:p text:style-name="Standard"><text:span text:style-name="Code">slf</text:span></text:p>
      <text:p text:style-name="Standard"><text:span text:style-name="Code"><text:s text:c="3"/>^</text:span><text:span text:style-name="Code">slf.</text:span></text:p>
      <text:p text:style-name="Standard"/>
      <text:p text:style-name="Standard"><text:span text:style-name="Code">slf: anObject</text:span></text:p>
      <text:p text:style-name="Standard"><text:span text:style-name="Code"><text:s text:c="3"/></text:span><text:span text:style-name="Code">slf := anObject.</text:span></text:p>
      <text:p text:style-name="Standard"><text:span text:style-name="Code"><text:s text:c="3"/></text:span><text:span text:style-name="Code">^slf.</text:span></text:p>
      <text:p text:style-name="Standard"/>
      <text:p text:style-name="Standard"><text:span text:style-name="Code">c</text:span><text:span text:style-name="Code">ount</text:span></text:p>
      <text:p text:style-name="Standard"><text:span text:style-name="Code"><text:s text:c="3"/>^count.</text:span></text:p>
      <text:p text:style-name="Standard"/>
      <text:p text:style-name="Standard"><text:span text:style-name="Code">count: anObject</text:span></text:p>
      <text:p text:style-name="Standard"><text:span text:style-name="Code"><text:s text:c="3"/></text:span><text:span text:style-name="Code">count := anObject.</text:span></text:p>
      <text:p text:style-name="Standard"><text:span text:style-name="Code"><text:s text:c="3"/></text:span><text:span text:style-name="Code">^count.</text:span></text:p>
      <text:p text:style-name="Text_20_body">&lt;closureClass&gt; for the block in #newCounter. Has one instance variable, sharedContext.</text:p>
      <text:p text:style-name="Standard"><text:span text:style-name="Code">sharedContext: anObject</text:span></text:p>
      <text:p text:style-name="Standard"><text:span text:style-name="Code"><text:s text:c="3"/></text:span><text:span text:style-name="Code">sharedContext := anObject.</text:span></text:p>
      <text:p text:style-name="Standard"/>
      <text:p text:style-name="Standard"><text:span text:style-name="Code">value</text:span></text:p>
      <text:p text:style-name="Standard"><text:span text:style-name="Code"><text:s text:c="3"/>^</text:span><text:span text:style-name="Code">sharedContext count: sharedContext count + 1.</text:span></text:p>
      <text:p text:style-name="Text_20_body">And <text:span text:style-name="Code">#newCounter</text:span> itself ends up looking something like this (though it never takes this form in source code – the transformation is done in Fog):</text:p>
      <text:p text:style-name="Standard"><text:span text:style-name="Code">newCounter</text:span></text:p>
      <text:p text:style-name="Standard"><text:span text:style-name="Code"><text:s text:c="3"/></text:span><text:span text:style-name="Code">| sharedContext block1 |</text:span></text:p>
      <text:p text:style-name="Standard"><text:span text:style-name="Code"><text:s text:c="3"/></text:span><text:span text:style-name="Code">sharedContext := </text:span>&lt;sharedVariableClass&gt;<text:span text:style-name="Code"> new.</text:span></text:p>
      <text:p text:style-name="Standard"><text:span text:style-name="Code"><text:s text:c="3"/></text:span><text:span text:style-name="Code">sharedContext slf: self.</text:span></text:p>
      <text:p text:style-name="Standard"><text:span text:style-name="Code"><text:s text:c="3"/></text:span><text:span text:style-name="Code">block1 := </text:span><text:span text:style-name="Code">&lt;closureClass&gt;</text:span><text:span text:style-name="Code"> new.</text:span></text:p>
      <text:p text:style-name="Standard"><text:span text:style-name="Code"><text:s text:c="3"/></text:span><text:span text:style-name="Code">block1 sharedContext: sharedContext.</text:span></text:p>
      <text:p text:style-name="Standard"><text:span text:style-name="Code"><text:s text:c="3"/></text:span><text:span text:style-name="Code">sharedContext count: 0.</text:span></text:p>
      <text:p text:style-name="Standard"><text:span text:style-name="Code"><text:s text:c="3"/></text:span><text:span text:style-name="Code">^block1.</text:span></text:p>
      <text:p text:style-name="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Text_20_body">Note that the block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text:soft-page-break/>expensive. Since one of the Mist project’s values is “speed,” it’s worth taking a look at what optimizations could be done to reduce the cost of block usage.</text:p>
      <text:h text:style-name="Heading_20_3" text:outline-level="3">Block elimination</text:h>
      <text:p text:style-name="Text_20_body">The most effective way to reduce the cost of a block might be to eliminate the block altogether, as long as what you replace it with is less costly. </text:p>
      <text:p text:style-name="Text_20_body">Most (if not all) Smalltalk implementations do static block elimination, eliminating some blocks at compile time when certain “restricted selectors” are used. For instance, <text:span text:style-name="Code">#ifTrue:</text:span> is typically restricted, so when the compiler is presented with code like this:</text:p>
      <text:p text:style-name="P11"><text:span text:style-name="Code"><text:s text:c="3"/></text:span><text:span text:style-name="Code">isActive ifTrue: [self deactivate].</text:span></text:p>
      <text:p text:style-name="Text_20_body">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Text_20_body">This approach has several drawbacks</text:p>
      <text:list xml:id="list1525762099" text:style-name="L8">
        <text:list-item>
          <text:p text:style-name="P25">If <text:span text:style-name="Code">#ifTrue:</text:span> is sent to some object other than <text:span text:style-name="Code">true</text:span> or <text:span text:style-name="Code">false</text:span>, the response is typically not the <text:span text:style-name="Code">doesNotUnderstand:</text:span> one would expect, but some other error such as <text:span text:style-name="Code">mustBeBoolean</text:span>.</text:p>
        </text:list-item>
        <text:list-item>
          <text:p text:style-name="P25">Worse, if you define <text:span text:style-name="Code">#ifTrue:</text:span> in some other class, this definition may be ignored, and you find that sending <text:span text:style-name="Code">#ifTrue:</text:span> to an instance results in a mustBeBoolean error instead of invocation of your <text:span text:style-name="Code">#ifTrue:</text:span> method. Even though the circumstances where it would be good programming practice to implement your own <text:span text:style-name="Code">#ifTrue:</text:span> method are vanishingly small, this exception to the normal language rules can be confusing, and clearly conflicts with the Mist project value of consistency.</text:p>
        </text:list-item>
        <text:list-item>
          <text:p text:style-name="P25">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15"><text:span text:style-name="Code">nand: aBlock</text:span></text:p>
          <text:p text:style-name="P15"><text:span text:style-name="Code"><text:s text:c="3"/></text:span><text:span text:style-name="Code">^(self and: aBlock) not.</text:span></text:p>
          <text:p text:style-name="P25">The compiler would not be able to eliminate the block, since the block is not a block constructor, but a block passed in as an argument.</text:p>
        </text:list-item>
      </text:list>
      <text:p text:style-name="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h text:style-name="Heading_20_3" text:outline-level="3"><text:soft-page-break/>Blocks and the object allocation conundrum</text:h>
      <text:p text:style-name="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Text_20_body">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2"> must be done to break this cycle. </text:span><text:span text:style-name="T2">One possibility is the...</text:span></text:p>
      <text:h text:style-name="Heading_20_3" text:outline-level="3"><text:span text:style-name="T2">C</text:span><text:span text:style-name="T2">lean block optimization</text:span></text:h>
      <text:p text:style-name="Text_20_body"><text:span text:style-name="T2">One fairly obvious </text:span><text:span text:style-name="T2">change that seems likely to</text:span><text:span text:style-name="T2"> improve the </text:span><text:span text:style-name="T2">performance of the block implementation </text:span><text:span text:style-name="T2">scheme shown above</text:span><text:span text:style-name="T2"> </text:span><text:span text:style-name="T2">is to only share through a shared variable object those temporary variables that are actually </text:span><text:span text:style-name="T1">referenced</text:span><text:span text:style-name="T2"> within a block. Method temporaries that are only referenced by the method itself can remain ordinary temporaries. </text:span><text:span text:style-name="T2">T</text:span><text:span text:style-name="T2">his optimization is fairly easy for the compiler to do, </text:span><text:span text:style-name="T2">though it does make the compiler more complex</text:span><text:span text:style-name="T2">. Since </text:span><text:span text:style-name="T2">the compiler </text:span><text:span text:style-name="T2">must examine each variable name used to determine if it is in scope, it can mark each variable that must be shared.</text:span></text:p>
      <text:p text:style-name="Text_20_body"><text:span text:style-name="T2">Of particular interest is the case where a block </text:span><text:span text:style-name="T2">references</text:span><text:span text:style-name="T2"> </text:span><text:span text:style-name="T1">no</text:span><text:span text:style-name="T2"> variables </text:span><text:span text:style-name="T2">that must be accessed </text:span><text:span text:style-name="T2">through a shared variable object. This is the case if the block references only global constants, its own formal parameters, and the temporary variables declared within the block itself. </text:span><text:span text:style-name="T2">Such blocks are often called </text:span><text:span text:style-name="T1">clean blocks</text:span><text:span text:style-name="T2">.</text:span><text:span text:style-name="T1"> </text:span><text:span text:style-name="T2">Any reference to </text:span><text:span text:style-name="Code">self</text:span><text:span text:style-name="T2">, <text:s/>or a formal parameter or temporary variable from an outer context, disqualifies a block from being considered clean.</text:span></text:p>
      <text:p text:style-name="P6">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P6">This gives us a clue to a possible solution to the object allocation conundrum. If all memory management code was written to use only clean blocks, the “we’re trying to allocate an object while allocating an object” recursion could be avoided. </text:p>
      <text:p text:style-name="Text_20_body"><text:span text:style-name="T2">However, the traditional flow-of-control messages like </text:span><text:span text:style-name="Code">#ifTrue:</text:span><text:span text:style-name="T2"> take a nilary (zero-argument) block. With no arguments, such a block is very limited in what it can do. One solution to this is to implement </text:span><text:soft-page-break/><text:span text:style-name="T2">a very small set of rather inelegant messages like </text:span><text:span text:style-name="Code">#ifTrue:arg1:arg2:arg3:</text:span><text:span text:style-name="T2">, which would be </text:span><text:span text:style-name="T2">implemented in class </text:span><text:span text:style-name="Code">True</text:span><text:span text:style-name="T2"> like this:</text:span></text:p>
      <text:list xml:id="list1923443639" text:continue-numbering="true" text:style-name="L8">
        <text:list-header>
          <text:p text:style-name="P15"><text:span text:style-name="Code">ifTrue: aBlock arg1: arg1 arg2: arg2 arg3: arg3</text:span></text:p>
          <text:p text:style-name="P15"><text:span text:style-name="Code"><text:s text:c="3"/></text:span><text:span text:style-name="Code">^aBlock</text:span></text:p>
        </text:list-header>
      </text:list>
      <text:p text:style-name="Standard"><text:span text:style-name="Code"><text:tab/> <text:s text:c="5"/></text:span><text:span text:style-name="Code">value: arg1</text:span></text:p>
      <text:p text:style-name="Standard"><text:span text:style-name="Code"><text:tab/> <text:s text:c="5"/></text:span><text:span text:style-name="Code">value: arg2</text:span></text:p>
      <text:p text:style-name="Standard"><text:span text:style-name="Code"><text:tab/> <text:s text:c="5"/></text:span><text:span text:style-name="Code">value: arg3.</text:span></text:p>
      <text:p text:style-name="P11"/>
      <text:p text:style-name="P11">And whose implementation in class <text:span text:style-name="Code">False</text:span> would be just:</text:p>
      <text:list xml:id="list110565685" text:continue-numbering="true" text:style-name="L8">
        <text:list-header>
          <text:p text:style-name="P15"><text:span text:style-name="Code">ifTrue: aBlock arg1: arg1 arg2: arg2 arg3: arg3</text:span></text:p>
          <text:p text:style-name="P15"><text:span text:style-name="Code"><text:s text:c="3"/></text:span><text:span text:style-name="Code">^nil.</text:span></text:p>
        </text:list-header>
      </text:list>
      <text:p text:style-name="Text_20_body">This would work, although it’s a bit clunky. The above methods might be all that are required. We’d have to be careful to write all memory management code using only clean blocks.</text:p>
      <text:p text:style-name="Text_20_body">We could also reconsider static inlining of blocks that are arguments to certain messages, such as <text:span text:style-name="Code">#ifTrue:</text:span>. The philosophical objections to this could be addressed by changing how the inlined code reacts to a non-Boolean receiver. Instead of a mustBeBoolean error, it could actually create a block and send <text:span text:style-name="Code">#ifTrue:</text:span> to the receiver with the block as the argument. This may be a better long-term solution, but I think I want to wait until dynamic inlining of blocks is implemented to see how static inlining might fit into that.</text:p>
      <text:p text:style-name="Text_20_body">Therefore, the initial plan is to go with the clunky clean blocks in memory management code.</text:p>
      <text:h text:style-name="Heading_20_3" text:outline-level="3">Copying block optimization</text:h>
      <text:p text:style-name="Text_20_body">Some Smalltalks implement another block optimization, the <text:span text:style-name="T1">copying block</text:span><text:span text:style-name="T2"> optimization. See </text:span><text:a xlink:type="simple" xlink:href="http://www.esug.org/data/Articles/misc/oopsla99-contexts.pdf"><text:span text:style-name="T2">http://www.esug.org/data/Articles/misc/oopsla99-contexts.pdf</text:span></text:a><text:span text:style-name="T2"> for one such implementation. In this 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h text:style-name="Heading_20_1" text:outline-level="1">Compiler phases</text:h>
      <text:p text:style-name="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Text_20_body">Mist primitives are written directly in Fog, by writing Mist code that assembles the Fog tree.</text:p>
      <text:p text:style-name="Text_20_body"><text:soft-page-break/>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h text:style-name="Heading_20_2" text:outline-level="2">Front end</text:h>
      <text:list xml:id="list2111617160" text:style-name="L9">
        <text:list-item>
          <text:p text:style-name="P26">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26">Replace textual names with references to actual variables (each variable is represented by an object). This pass checks that every variable name references a legally reachable variable.</text:p>
        </text:list-item>
        <text:list-item>
          <text:p text:style-name="P26">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26">Early-bind self sends. In Mist, syntactic self-sends (those with a receiver that is the pseudo-variable <text:span text:style-name="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h text:style-name="Heading_20_2" text:outline-level="2">Back end</text:h>
      <text:list xml:id="list1317303482" text:style-name="L10">
        <text:list-item>
          <text:p text:style-name="P27">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27">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27">Traverse the Fog tree from left to right, emitting machine code. This, finally, translates the tree structure of Fog into the linear structure of machine code.</text:p>
        </text:list-item>
        <text:list-item>
          <text:p text:style-name="P27">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h text:style-name="Heading_20_1" text:outline-level="1"><text:soft-page-break/>Method lookup</text:h>
      <text:p text:style-name="Text_20_body">Whenever a message is sent, the system must determine which method to execute. As in Smalltalk, which method to execute is a function of the class of the receiver and the message’s selector. At each <text:span text:style-name="T1">send site</text:span><text:span text:style-name="T2"> (place in code where a message is sent) the selector is known, since it is a constant. (I’m ignoring </text:span><text:span text:style-name="Code">#perform:</text:span><text:span text:style-name="T2">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Text_20_body"><text:span text:style-name="T2">In Mist, syntactic self sends for which a method with that selector exists in the defining class always invoke that method, </text:span><text:span text:style-name="T2">ignoring the class of the receiver.</text:span><text:span text:style-name="T2"> </text:span><text:span text:style-name="T2">In this case, the receiver is early-</text:span><text:span text:style-name="T2">bound</text:span><text:span text:style-name="T2">, compiled to a simple call of the target method, with no lookup at runtime required. This places a </text:span><text:span text:style-name="T1">dependency</text:span><text:span text:style-name="T2"> on the target method. For instance, if the target method is recompiled, the address of its machine code may change, and the machine code of the call at the send site will have to change to match. </text:span><text:span text:style-name="T2">Or if the target method is deleted, the simple call will have to be converted to a method lookup.</text:span></text:p>
      <text:p text:style-name="Text_20_body"><text:span text:style-name="T2">For send sites that cannot determine the target method at compile time, we rely on the selector, since it </text:span><text:span text:style-name="T1">is</text:span><text:span text:style-name="T2"> known at compile time. </text:span><text:span text:style-name="T2">In Mist, a Selector is not just a Symbol, but a first-class object with quite a bit of associated information. One of the things that a Selector has is a method dictionary. This is a variant of an identity dictionary, </text:span><text:span text:style-name="T2">where each</text:span><text:span text:style-name="T2"> key </text:span><text:span text:style-name="T2">is a</text:span><text:span text:style-name="T2"> class and </text:span><text:span text:style-name="T2">each</text:span><text:span text:style-name="T2"> value </text:span><text:span text:style-name="T2">is the address of the machine code of the method to invoke if an instance of that class is sent a message with the method dictionary’s </text:span><text:span text:style-name="T2">selector.</text:span><text:span text:style-name="T2"> </text:span><text:span text:style-name="T2">Each send site has a reference to the appropriate method dictionary compiled into it. At runtime, it sends a lookup message to the dictionary, which answers the address to call. So message sending works.</text:span></text:p>
      <text:p text:style-name="Text_20_body"><text:span text:style-name="T2">But </text:span><text:span text:style-name="T1">wait</text:span><text:span text:style-name="T2">, you might say! If you’re sending a message to a method dictionary every time you need to send a message, then how do you send the message to the method dictionary itself? Well, </text:span><text:span text:style-name="T1">that</text:span><text:span text:style-name="T2"> message send is hard-coded at the send site. But the lookup code of the method dictionary is itself written in Mist, so i</text:span><text:span text:style-name="T2">t must also send messages in order to do its job. </text:span></text:p>
      <text:p text:style-name="P6">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h text:style-name="Heading_20_1" text:outline-level="1">Inline caching</text:h>
      <text:p text:style-name="Text_20_body">&gt;&gt;&gt;Needs to be written</text:p>
      <text:h text:style-name="Heading_20_1" text:outline-level="1"><text:soft-page-break/>Messages that are not understood</text:h>
      <text:p text:style-name="Text_20_body">As in Smalltalk, a Mist message that is sent to an object that does not understand that message (because the selector of the message is not implemented in the class of the receiver) is made the argument of a <text:span text:style-name="Code">#doesNotUnderstand</text:span> message, which is then sent to the receiver of the original message. All objects must understand <text:span text:style-name="Code">#doesNotUnderstand</text:span>, which sounds a bit like an oxymoron.</text:p>
      <text:p text:style-name="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Code">#perform:</text:span>, as usual, is a special case that is handled altogether differently.) The method for <text:span text:style-name="Code">#at:put:</text:span> would look something like this:</text:p>
      <text:list xml:id="list2024278116" text:continue-list="list110565685" text:style-name="L8">
        <text:list-header>
          <text:p text:style-name="P15"><text:span text:style-name="Code">at: offset put: value</text:span></text:p>
          <text:p text:style-name="P15"><text:span text:style-name="Code"><text:s text:c="2"/>^self doesNotUnderstand: </text:span></text:p>
          <text:p text:style-name="P15"><text:span text:style-name="Code"><text:s text:c="4"/>(Message selector: #at:put: arguments: {offset. Value}).</text:span></text:p>
        </text:list-header>
      </text:list>
      <text:p text:style-name="Text_20_body">Because this method is invoked as if it was defined in the class of the receiver, <text:span text:style-name="Code">self</text:span> is bound to the object that received the original message.</text:p>
      <text:p text:style-name="Text_20_body">There’s also the question of what to do if the receiver does not understand <text:span text:style-name="Code">#doesNotUnderstand:</text:span>. According to the language definition, it is an error condition to not understand #doesNotUnderstand:, so the method dictionary for <text:span text:style-name="Code">#doesNotUnderstand:</text:span> has a special method for its default answer. This method signals an exception, which is handled (or not) by the normal mechanisms.</text:p>
      <text:h text:style-name="Heading_20_1" text:outline-level="1">Private methods</text:h>
      <text:p text:style-name="Text_20_body">&gt;&gt;&gt;Needs to be written</text:p>
      <text:h text:style-name="Heading_20_1" text:outline-level="1">Teams</text:h>
      <text:p text:style-name="Text_20_body">&gt;&gt;&gt;Needs to be written</text:p>
      <text:h text:style-name="Heading_20_1" text:outline-level="1">Fog</text:h>
      <text:p text:style-name="Standard">&gt;&gt;&gt;Needs to be written</text:p>
      <text:h text:style-name="Heading_20_1" text:outline-level="1">Calling convention</text:h>
      <text:p text:style-name="Text_20_body">Mist does not use context objects as described in the Smalltalk blue book. Mist uses the hardware stack, as pointed to by the x86_64 <text:span text:style-name="Code">rsp</text:span> register. Mist does manage its own stack memory, rather than use the stack area that the OS gives it at launch. In Very Early Mist (that which exists today) the stack <text:soft-page-break/>lives at the end of memory allocated at start. Later, Mist will most likely <text:span text:style-name="Code">mmap</text:span> an area of memory to use for the stack. </text:p>
      <text:p text:style-name="Text_20_body">Mist message sends, once the method to be invoked has been determined, are implemented as function calls. <text:span text:style-name="Code">se</text:span><text:span text:style-name="Code">lf</text:span> is sent as an implicit first argument to the called method.</text:p>
      <text:p text:style-name="Text_20_body">Mist conforms (mostly) to the x86_64 calling convention documented in the <text:span text:style-name="T1">System V Application Binary Interface AMD64 Architecture Processor Supplement</text:span><text:span text:style-name="T2">, available at </text:span></text:p>
      <text:p text:style-name="Text_20_body"><text:a xlink:type="simple" xlink:href="http://www.x86-64.org/documentation/abi.pdf"><text:span text:style-name="T2">http://www.x86-64.org/documentation/abi.pdf</text:span></text:a></text:p>
      <text:p text:style-name="Text_20_body">This makes it easier to implement calls out to functions written in other languages, and calls in from other languages. Mist uses no frame pointer or base pointer, freeing <text:span text:style-name="Code">rbx</text:span> and <text:span text:style-name="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h text:style-name="P29" text:outline-level="1">Non-local returns</text:h>
      <text:p text:style-name="Text_20_body">When a message is sent, the evaluation of the method containing the message send is suspended and evaluation of another method is started. A normal, or <text:span text:style-name="T1">local</text:span><text:span text:style-name="T2">, return from a method continues the suspended evaluation of the method that sent the message that invoked the method that is returning, which is always the most-recently suspended evaluation. A </text:span><text:span text:style-name="T1">non-local return</text:span><text:span text:style-name="T2"> may return to a method </text:span><text:span text:style-name="T2">activation that is deeper on the stack, without completing the intervening </text:span><text:span text:style-name="T2">suspended </text:span><text:span text:style-name="T2">method activations.</text:span></text:p>
      <text:p text:style-name="Text_20_body"><text:span text:style-name="T2">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span></text:p>
      <text:p text:style-name="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2">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Text_20_body"><text:span text:style-name="T2">The elements of the NLR stack are of two classes of objects, ReturnPoints and UnwindBlocks.</text:span></text:p>
      <text:p text:style-name="Text_20_body"><text:soft-page-break/><text:span text:style-name="T2">A ReturnPoint contains an address within the hardware stack. To perform a non-local return, this value is stored in the hardware stack pointer, and the next normal return will return to that point on the stack. Details below.</text:span></text:p>
      <text:p text:style-name="Text_20_body"><text:span text:style-name="T2">An UnwindBlock specifies a block that must be evaluated during a non-local return that will discard its point on the stack. An UnwindBlock is put on the NLR stack during the evaluation of the specified code.</text:span></text:p>
      <text:p text:style-name="Text_20_body"><text:span text:style-name="T2">Implementation of </text:span><text:span text:style-name="Code">#ensure:</text:span><text:span text:style-name="T2"> and </text:span><text:span text:style-name="Code">#ifCurtailed:</text:span><text:span text:style-name="T2"> is fairly simple.</text:span><text:span text:style-name="T2"> </text:span><text:span text:style-name="T2">A</text:span><text:span text:style-name="T2">pproximate implementations:</text:span></text:p>
      <text:p text:style-name="P13"><text:span text:style-name="Code"><text:span text:style-name="T2"><text:s text:c="2"/></text:span></text:span><text:span text:style-name="Code">ifCurtailed: terminationBlock</text:span></text:p>
      <text:p text:style-name="P13"><text:span text:style-name="Code"><text:s text:c="4"/></text:span><text:span text:style-name="Code">| stackElement result |</text:span></text:p>
      <text:p text:style-name="P13"><text:span text:style-name="Code"><text:s text:c="4"/>stackElement := UnwindBlock for: terminationBlock.</text:span></text:p>
      <text:p text:style-name="P13"><text:span text:style-name="Code"><text:s text:c="4"/>NlrStack push: stackElement.</text:span></text:p>
      <text:p text:style-name="P13"><text:span text:style-name="Code"><text:s text:c="4"/>result := self value.</text:span></text:p>
      <text:p text:style-name="P13"><text:span text:style-name="Code"><text:s text:c="4"/>"We only get here if I returned normally"</text:span></text:p>
      <text:p text:style-name="P13"><text:span text:style-name="Code"><text:s text:c="4"/>NlrStack pop: stackElement.</text:span></text:p>
      <text:p text:style-name="P13"><text:span text:style-name="Code"><text:s text:c="4"/>^ result.</text:span></text:p>
      <text:p text:style-name="P13"/>
      <text:p text:style-name="P13"><text:span text:style-name="Code"><text:s text:c="2"/></text:span><text:span text:style-name="Code">ensure: terminationBlock</text:span></text:p>
      <text:p text:style-name="P13"><text:span text:style-name="Code"><text:s text:c="4"/></text:span><text:span text:style-name="Code">| result |</text:span></text:p>
      <text:p text:style-name="P13"><text:span text:style-name="Code"><text:s text:c="4"/></text:span><text:span text:style-name="Code">result := self ifCurtailed: terminationBlock.</text:span></text:p>
      <text:p text:style-name="P13"><text:span text:style-name="Code"><text:s text:c="4"/></text:span><text:span text:style-name="Code">"We only get here if I returned normally."</text:span></text:p>
      <text:p text:style-name="P13"><text:span text:style-name="Code"><text:s text:c="4"/></text:span><text:span text:style-name="Code">terminationBlock value.</text:span></text:p>
      <text:p text:style-name="P13"><text:span text:style-name="Code"><text:s text:c="4"/></text:span><text:span text:style-name="Code">^ result.</text:span></text:p>
      <text:p text:style-name="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P12"><text:span text:style-name="Code"><text:s text:c="2"/>foo</text:span></text:p>
      <text:p text:style-name="P13"><text:span text:style-name="Code"><text:s text:c="4"/></text:span><text:span text:style-name="Code">self isBar ifTrue: [^ 'yep'].</text:span></text:p>
      <text:p text:style-name="P13"><text:span text:style-name="Code"><text:s text:c="4"/></text:span><text:span text:style-name="Code">self beBar.</text:span></text:p>
      <text:p text:style-name="P13"><text:span text:style-name="Code"><text:s text:c="4"/>^ 'converted'.</text:span></text:p>
      <text:p text:style-name="Text_20_body">This would be translated by the compiler to the Fog equivalent of something like:</text:p>
      <text:p text:style-name="P12"><text:span text:style-name="Code"><text:s text:c="2"/>foo</text:span></text:p>
      <text:p text:style-name="P12"><text:span text:style-name="Code"><text:s text:c="4"/></text:span><text:span text:style-name="Code">| stackPointerValue returnPoint |</text:span></text:p>
      <text:p text:style-name="P12"><text:span text:style-name="Code"><text:s text:c="4"/></text:span><text:span text:style-name="Code">stackPointerValue := Stack pointerValueLess: 3.</text:span></text:p>
      <text:p text:style-name="P12"><text:span text:style-name="Code"><text:s text:c="4"/></text:span><text:span text:style-name="Code">returnPoint := ReturnPoint returningTo: stackPointerValue.</text:span></text:p>
      <text:p text:style-name="P13"><text:span text:style-name="Code"><text:s text:c="4"/></text:span><text:span text:style-name="Code">self isBar ifTrue: [returnPoint return: 'yep'].</text:span></text:p>
      <text:p text:style-name="P13"><text:span text:style-name="Code"><text:s text:c="4"/></text:span><text:span text:style-name="Code">self beBar.</text:span></text:p>
      <text:p text:style-name="P13"><text:span text:style-name="Code"><text:s text:c="4"/></text:span><text:span text:style-name="Code">returnPoint invalidateAndPop.</text:span></text:p>
      <text:p text:style-name="P13"><text:span text:style-name="Code"><text:s text:c="4"/>^ 'converted'.</text:span></text:p>
      <text:p text:style-name="Text_20_body">The <text:span text:style-name="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Code">#foo</text:span> method has decremented the stack <text:soft-page-break/>pointer on entry to make room for some number of stack-based temporary variables, and <text:span text:style-name="Code">#pointerValueLess:</text:span> must correct for that, as well as for the procedure call to <text:span text:style-name="Code">#pointerValueLess:</text:span>. The compiler knows how many stack-based temporaries it has allocated space for, so it can use that value as the constant argument.</text:p>
      <text:p text:style-name="Text_20_body">The <text:span text:style-name="Code">#returningTo:</text:span> message creates a ReturnPoint instance with the given value for the stack pointer, and pushes it onto the NLR stack. Sending <text:span text:style-name="Code">#invalidateAndPop</text:span> to the ReturnPoint lets it know that it should signal an error on any attempt to return through it, since the context it would return from is no longer valid, and pops it from the NLR stack.</text:p>
      <text:p text:style-name="Text_20_body">The remaining piece of the non-local-return puzzle is the implementation of <text:span text:style-name="Code">#return:</text:span> in ReturnPoint. It might look something like this:</text:p>
      <text:p text:style-name="P12"><text:span text:style-name="Code"><text:s text:c="2"/>return: anObject</text:span></text:p>
      <text:p text:style-name="P12"><text:span text:style-name="Code"><text:s text:c="4"/></text:span><text:span text:style-name="Code">isValid </text:span></text:p>
      <text:p text:style-name="P12"><text:span text:style-name="Code"><text:s text:c="6"/>ifFalse: [self error]</text:span></text:p>
      <text:p text:style-name="P12"><text:span text:style-name="Code"><text:s text:c="6"/>ifTrue: [NlrStack unwindTo: self.</text:span></text:p>
      <text:p text:style-name="P13"><text:span text:style-name="Code"><text:s text:c="15"/>Stack setStackPointerTo: savedStackPointer </text:span></text:p>
      <text:p text:style-name="P13"><text:span text:style-name="Code"><text:s text:c="20"/>andReturn: anObject].</text:span></text:p>
      <text:p text:style-name="P13"><text:span text:style-name="Code"><text:s text:c="4"/></text:span><text:span text:style-name="Code">"The send above does not return to here."</text:span></text:p>
      <text:p text:style-name="Text_20_body"><text:span text:style-name="Code"><text:s/></text:span>Here, <text:s/><text:span text:style-name="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Text_20_body">Some more approximate code to help visualize how this all fits together...</text:p>
      <text:p text:style-name="Text_20_body">In NlrStack class:</text:p>
      <text:p text:style-name="P12"><text:span text:style-name="Code"><text:s text:c="2"/>unwindTo: anNlrStackElement</text:span></text:p>
      <text:p text:style-name="P12"><text:span text:style-name="Code"><text:s text:c="4"/>topElement unwindTo: </text:span><text:span text:style-name="Code">anNlrStackElement</text:span><text:span text:style-name="Code">.</text:span></text:p>
      <text:p text:style-name="P12"/>
      <text:p text:style-name="Text_20_body">In ReturnPoint:</text:p>
      <text:p text:style-name="P12"><text:span text:style-name="Code"><text:s text:c="2"/>unwindTo: </text:span><text:span text:style-name="Code">anNlrStackElement</text:span></text:p>
      <text:p text:style-name="P12"><text:span text:style-name="Code"><text:s text:c="4"/>self invalidateAndPop.</text:span></text:p>
      <text:p text:style-name="P12"><text:span text:style-name="Code"><text:s text:c="4"/>^</text:span><text:span text:style-name="Code">anNlrStackElement</text:span><text:span text:style-name="Code"> == self</text:span></text:p>
      <text:p text:style-name="Text_20_body"><text:span text:style-name="Code"><text:s text:c="6"/>ifFalse: [nextElement unwindTo: </text:span><text:span text:style-name="Code">anNlrStackElement</text:span><text:span text:style-name="Code">].</text:span></text:p>
      <text:p text:style-name="Text_20_body">In UnwindBlock:</text:p>
      <text:p text:style-name="P12"><text:span text:style-name="Code"><text:s text:c="2"/>unwindTo: </text:span><text:span text:style-name="Code">anNlrStackElement</text:span></text:p>
      <text:p text:style-name="P12"><text:span text:style-name="Code"><text:s text:c="4"/>self invalidateAndPop.</text:span></text:p>
      <text:p text:style-name="P12"><text:span text:style-name="Code"><text:s text:c="4"/></text:span><text:span text:style-name="Code">terminationBlock value.</text:span></text:p>
      <text:p text:style-name="P12"><text:span text:style-name="Code"><text:s text:c="4"/>^</text:span><text:span text:style-name="Code">anNlrStackElement</text:span><text:span text:style-name="Code"> == self</text:span></text:p>
      <text:p text:style-name="P12"><text:span text:style-name="Code"><text:s text:c="6"/>ifFalse: [nextElement unwindTo: </text:span><text:span text:style-name="Code">anNlrStackElement</text:span><text:span text:style-name="Code">].</text:span></text:p>
      <text:p text:style-name="P12"/>
      <text:h text:style-name="Heading_20_1" text:outline-level="1"><text:soft-page-break/>Exceptions</text:h>
      <text:p text:style-name="Text_20_body">Exceptions in Mist are intended to have the same semantics as ANSI Smalltalk exceptions, though minor deviations might become necessary due to differences between Mist and Smalltalk.</text:p>
      <text:p text:style-name="Text_20_body">Most exception functionality is provided by the class ExceptionHandler. This class defines at least the following instance variables:</text:p>
      <text:list xml:id="list1282495503" text:style-name="L11">
        <text:list-item>
          <text:p text:style-name="P28">nextHandler<text:line-break/>When searching for an exception handler, the next handler to be searched.</text:p>
        </text:list-item>
        <text:list-item>
          <text:p text:style-name="P28">exception<text:line-break/>While handling an exception, this is the exception being handled.</text:p>
        </text:list-item>
        <text:list-item>
          <text:p text:style-name="P28">isOuter<text:line-break/>Boolean, true if I am handling an exception and I was chosen to handle the exception directly or indirectly due to another handler sending #outer to the exception.</text:p>
        </text:list-item>
        <text:list-item>
          <text:p text:style-name="P28">needsRetry<text:line-break/>Boolean, true if my protected block needs to be evaluated. Initially true, set to false upon the first evaluation of the protected block, set to true upon the exception being sent #retry or #retryUsing:</text:p>
        </text:list-item>
        <text:list-item>
          <text:p text:style-name="P28">actionBlock<text:line-break/>The block that is the argument to the do: keyword of #on:do:. I evaluate this block if I am called upon to handle an exception. </text:p>
        </text:list-item>
        <text:list-item>
          <text:p text:style-name="P28">returnBlock<text:line-break/>This block, if evaluated, performs a non-local return from the protected block. It is evaluated during processing of #return:, #retry, and #retryUsing to truncate and unwind the stack.</text:p>
        </text:list-item>
        <text:list-item>
          <text:p text:style-name="P28">protectedBlock</text:p>
        </text:list-item>
        <text:list-item>
          <text:p text:style-name="P28">actionUnwindBlock</text:p>
        </text:list-item>
        <text:list-item>
          <text:p text:style-name="P28">signalingEnvironment</text:p>
        </text:list-item>
      </text:list>
      <text:h text:style-name="Heading_20_2" text:outline-level="2">Establishing handlers</text:h>
      <text:p text:style-name="Text_20_body">Exception handlers are established by sending <text:span text:style-name="Code">#on:do:</text:span> to a <text:span text:style-name="T1">protected block</text:span><text:span text:style-name="T2">. For the duration of the evaluation of the protected block, the exceptions specified by the argument to on: will be handled by the block sent as an argument to do:. This would be implemented something like this:</text:span></text:p>
      <text:p text:style-name="P12"><text:span text:style-name="Code"/></text:p>
      <text:p text:style-name="P12"><text:span text:style-name="Code">on: exceptionSelector do: actionBlock</text:span></text:p>
      <text:p text:style-name="P12"><text:span text:style-name="Code"><text:s text:c="4"/>| handler |</text:span></text:p>
      <text:p text:style-name="P12"><text:span text:style-name="Code"><text:s text:c="4"/>handler := ExceptionHandler </text:span></text:p>
      <text:p text:style-name="P12"><text:span text:style-name="Code"><text:s text:c="17"/>addWithExceptionSelector: exceptionSelector</text:span></text:p>
      <text:p text:style-name="P12"><text:span text:style-name="Code"><text:s text:c="17"/>actionBlock: actionBlock</text:span></text:p>
      <text:p text:style-name="P12"><text:soft-page-break/><text:span text:style-name="Code"><text:s text:c="17"/>protectedBlock: self.</text:span></text:p>
      <text:p text:style-name="P12"><text:span text:style-name="Code"><text:s text:c="4"/>^[handler evaluateProtectedBlock] ensure: [handler invalidateAndPop].</text:span></text:p>
      <text:p text:style-name="P12"><text:span text:style-name="Code"/></text:p>
      <text:p text:style-name="P12"><text:span text:style-name="Code">evaluateProtectedBlock</text:span></text:p>
      <text:p text:style-name="P12"><text:span text:style-name="Code"><text:s text:c="2"/>| result |</text:span></text:p>
      <text:p text:style-name="P12"><text:span text:style-name="Code"><text:s text:c="2"/>[needsRetry] whileTrue: [result := self innerEvaluate].</text:span></text:p>
      <text:p text:style-name="P12"><text:span text:style-name="Code"><text:s text:c="2"/>^result.</text:span></text:p>
      <text:p text:style-name="P12"><text:span text:style-name="Code"/></text:p>
      <text:p text:style-name="P12"><text:span text:style-name="Code">innerEvaluate</text:span></text:p>
      <text:p text:style-name="P12"><text:span text:style-name="Code"><text:s text:c="3"/>needsRetry := false.</text:span></text:p>
      <text:p text:style-name="P12"><text:span text:style-name="Code"><text:s text:c="3"/>returnBlock := [:returnValue | ^ returnValue].</text:span></text:p>
      <text:p text:style-name="P12"><text:span text:style-name="Code"><text:s text:c="3"/>^ protectedBlock value.</text:span></text:p>
      <text:p text:style-name="P12"><text:span text:style-name="Code"><text:s text:c="3"/></text:span></text:p>
      <text:p text:style-name="Text_20_body">During the evaluation of the protected block (self) the ExceptionHandler is on the skip stack, with an action block to evaluate in case one of the exceptions in the exceptionSelector is signaled. It also has a returnBlock which the handler can use to terminate evaluation of the protected block if it likes. This method pushes two elements onto the skip stack – a ReturnPoint, and an ExceptionHandler. The functions of these two elements could be performed by a single element, but this would require more complex code, so Mist's initial implementation will use the two-element scheme.</text:p>
      <text:p text:style-name="Text_20_body">In exceptions:</text:p>
      <text:p text:style-name="P12"><text:span text:style-name="Code"><text:s text:c="2"/>pass</text:span></text:p>
      <text:p text:style-name="P12"><text:span text:style-name="Code"><text:s text:c="4"/>^ self validHandler pass.</text:span></text:p>
      <text:p text:style-name="P12"><text:span text:style-name="Code"/></text:p>
      <text:p text:style-name="P12">In ExceptionHandler:</text:p>
      <text:p text:style-name="P12"><text:span text:style-name="Code"><text:s text:c="2"/>pass</text:span></text:p>
      <text:p text:style-name="P12"><text:span text:style-name="Code"><text:s text:c="4"/>ExceptionHandler exceptionEnvironment: nextHandler.</text:span></text:p>
      <text:p text:style-name="P12"><text:span text:style-name="Code"><text:s text:c="5"/>^ exception signal.</text:span></text:p>
      <text:p text:style-name="P12"><text:span text:style-name="Code"><text:s text:c="2"/></text:span></text:p>
      <text:p text:style-name="P12"><text:span text:style-name="Code"><text:s text:c="2"/>pass</text:span></text:p>
      <text:p text:style-name="P12"><text:span text:style-name="Code"><text:s text:c="4"/>| newHandler |</text:span></text:p>
      <text:p text:style-name="P12"><text:span text:style-name="Code"><text:s text:c="4"/>newHandler := nextHandler findHandlerFor: exception.</text:span></text:p>
      <text:p text:style-name="P12"><text:span text:style-name="Code"><text:s text:c="4"/>newHandler isOuter: isOuter.</text:span></text:p>
      <text:p text:style-name="Text_20_body"><text:span text:style-name="Code"><text:s text:c="4"/>newHandler handle: exception.</text:span></text:p>
      <text:h text:style-name="Heading_20_2" text:outline-level="2">Signaling an exception</text:h>
      <text:p text:style-name="Text_20_body">An exception is signaled by sending it <text:span text:style-name="Code">#signal</text:span>. Its response is to search the skip stack for a handler, and to evaluate that handler’s action block. If no handler for this exception’s class is found, the exception is sent <text:span text:style-name="Code">#defaultAction</text:span>. It could be implemented something like this:</text:p>
      <text:p text:style-name="Text_20_body">In exceptions:</text:p>
      <text:p text:style-name="P12"><text:span text:style-name="Code"><text:s text:c="2"/>signal</text:span></text:p>
      <text:p text:style-name="P12"><text:span text:style-name="Code"><text:s text:c="4"/>handler := ExceptionHandler findHandlerFor: self.</text:span></text:p>
      <text:p text:style-name="P12"><text:span text:style-name="Code"><text:s text:c="4"/>^ self handle.</text:span></text:p>
      <text:p text:style-name="P12"><text:span text:style-name="Code"/></text:p>
      <text:p text:style-name="P12"><text:span text:style-name="Code"><text:s text:c="2"/>handle</text:span></text:p>
      <text:p text:style-name="P12"><text:span text:style-name="Code"><text:s text:c="4"/>| result |</text:span></text:p>
      <text:p text:style-name="P12"><text:span text:style-name="Code"><text:s text:c="4"/></text:span><text:span text:style-name="Code">result := handler = nil </text:span></text:p>
      <text:p text:style-name="P12"><text:span text:style-name="Code"><text:s text:c="16"/></text:span><text:span text:style-name="Code">ifTrue: [self defaultAction]</text:span></text:p>
      <text:p text:style-name="P12"><text:soft-page-break/><text:span text:style-name="Code"><text:s text:c="16"/>ifFalse: [self handleWith: handler].</text:span></text:p>
      <text:p text:style-name="P12"><text:span text:style-name="Code"><text:s text:c="4"/>“If we reach here, the handler has resumed.”</text:span></text:p>
      <text:p text:style-name="P12"><text:span text:style-name="Code"><text:s text:c="4"/></text:span><text:span text:style-name="Code">isResumable ifFalse: [IllegalResumeAttempt signal].</text:span></text:p>
      <text:p text:style-name="P12"><text:span text:style-name="Code"><text:s text:c="4"/>^ result.</text:span></text:p>
      <text:p text:style-name="P12"><text:span text:style-name="Code"/></text:p>
      <text:p text:style-name="P12"><text:span text:style-name="Code"><text:s text:c="2"/>handleWith: aHandler</text:span></text:p>
      <text:p text:style-name="P12"><text:span text:style-name="Code"><text:s text:c="4"/>handler := aHandler.</text:span></text:p>
      <text:p text:style-name="P12"><text:span text:style-name="Code"><text:s text:c="4"/>signalingEnvironment := ExceptionHandler exceptionEnvironment.</text:span></text:p>
      <text:p text:style-name="Standard"><text:span text:style-name="Code"><text:s text:c="4"/>ExceptionHandler exceptionEnvironment: handler nextHandler.</text:span></text:p>
      <text:p text:style-name="P12"><text:span text:style-name="Code"><text:s text:c="4"/>^ handler handle: self.</text:span></text:p>
      <text:p text:style-name="P12"/>
      <text:p text:style-name="P12">In ExceptionHandler:</text:p>
      <text:p text:style-name="P12"><text:span text:style-name="Code"><text:s text:c="2"/></text:span></text:p>
      <text:p text:style-name="P12"><text:span text:style-name="Code"><text:s text:c="2"/>handle: anException</text:span></text:p>
      <text:p text:style-name="P12"><text:span text:style-name="Code"><text:s text:c="4"/>exception := anException.</text:span></text:p>
      <text:p text:style-name="P12"><text:span text:style-name="Code"><text:s text:c="4"/>actionUnwindBlock := [:returnValue | ^ returnValue].</text:span></text:p>
      <text:p text:style-name="P12"><text:span text:style-name="Code"><text:s text:c="4"/>“The actionBlock may not return. If it does, the value </text:span></text:p>
      <text:p text:style-name="P12"><text:span text:style-name="Code"><text:s text:c="5"/>it answers must be answered from the #on:do: that established</text:span></text:p>
      <text:p text:style-name="P12"><text:span text:style-name="Code"><text:s text:c="5"/>my actionBlock.”</text:span></text:p>
      <text:p text:style-name="P12"><text:span text:style-name="Code"><text:s text:c="4"/>[self return: (actionBlock value: anException)] ensure: [self reset].</text:span></text:p>
      <text:p text:style-name="P12"><text:span text:style-name="Code"><text:s text:c="4"/>“Flow of control never gets here.”</text:span></text:p>
      <text:p text:style-name="P12"><text:span text:style-name="Code"><text:s text:c="3"/></text:span></text:p>
      <text:p text:style-name="P12">reset needs to set isValid to false, isOuter to false, exception to nil...</text:p>
      <text:p text:style-name="P12"><text:span text:style-name="Code"><text:s/></text:span></text:p>
      <text:p text:style-name="Text_20_body"/>
      <text:h text:style-name="Heading_20_2" text:outline-level="2">Finding a handler</text:h>
      <text:p text:style-name="Text_20_body">To find a handler for a signaled exception, the SkipStack class sends <text:span text:style-name="Code">#findHandlerFor:ifNone:</text:span> to the stack element that is the top element of the current exception environment. When no exception handler is running, this is the top of the skip stack. Each element asks itself whether it handles the given exception. If so, it answers itself; if not it sends the message on to the next deeper element on the skip stack. If this chain gets to the bottom of the stack, the unhandled exception handler (which handles everything) will send <text:span text:style-name="Code">#defaultAction</text:span>.</text:p>
      <text:p text:style-name="Text_20_body">In ExceptionHandler class:</text:p>
      <text:p text:style-name="P12"><text:span text:style-name="Code"><text:s text:c="2"/>findHandlerFor: anException</text:span></text:p>
      <text:p text:style-name="P12"><text:span text:style-name="Code"><text:s text:c="4"/>^ exceptionEnvironment findHandlerFor: anException.</text:span></text:p>
      <text:p text:style-name="P12"><text:span text:style-name="Code"/></text:p>
      <text:p text:style-name="Text_20_body">In ExceptionHandler:</text:p>
      <text:p text:style-name="P12"><text:span text:style-name="Code"/></text:p>
      <text:p text:style-name="P12"><text:span text:style-name="Code"><text:s text:c="2"/>findHandlerFor: anException</text:span></text:p>
      <text:p text:style-name="P12"><text:span text:style-name="Code"><text:s text:c="4"/>^ self handles: anException </text:span></text:p>
      <text:p text:style-name="P12"><text:span text:style-name="Code"><text:s text:c="8"/>ifTrue: [self]</text:span></text:p>
      <text:p text:style-name="P12"><text:span text:style-name="Code"><text:s text:c="8"/>ifFalse: [nextHandler findHandlerFor: anException].</text:span></text:p>
      <text:p text:style-name="Text_20_body"/>
      <text:p text:style-name="Text_20_body">… note to self... SkipStack is never empty and its first element is always the UHE handler...</text:p>
      <text:p text:style-name="P12"><text:span text:style-name="Code"><text:s text:c="2"/></text:span></text:p>
      <text:h text:style-name="Heading_20_2" text:outline-level="2"><text:soft-page-break/>Handler actions</text:h>
      <text:h text:style-name="Heading_20_3" text:outline-level="3">Return</text:h>
      <text:p text:style-name="Text_20_body">When the message <text:span text:style-name="Code">#return</text:span> or <text:span text:style-name="Code">#return:</text:span> is sent to an exception from within a handler's action block, the stack is unwound to the point where <text:span text:style-name="Code">#on:do:</text:span> was sent, and the specified value (or nil) is answered from the <text:span text:style-name="Code">#on:do:</text:span> send. </text:p>
      <text:p text:style-name="Text_20_body">In exceptions:</text:p>
      <text:p text:style-name="P12"><text:span text:style-name="Code"><text:s text:c="2"/>return</text:span></text:p>
      <text:p text:style-name="P12"><text:span text:style-name="Code"><text:s text:c="4"/>self return: nil.</text:span></text:p>
      <text:p text:style-name="P12"><text:span text:style-name="Code"/></text:p>
      <text:p text:style-name="P12"><text:span text:style-name="Code"><text:s text:c="2"/>return: returnValue</text:span></text:p>
      <text:p text:style-name="P12"><text:span text:style-name="Code"><text:s text:c="4"/>“Can only send this from within an action block.”</text:span></text:p>
      <text:p text:style-name="P12"><text:span text:style-name="Code"><text:s text:c="4"/>self validHandler return: returnValue.</text:span></text:p>
      <text:p text:style-name="P12"><text:span text:style-name="Code"/></text:p>
      <text:p text:style-name="P12"><text:span text:style-name="Code"><text:s text:c="2"/>isHandled</text:span></text:p>
      <text:p text:style-name="P12"><text:span text:style-name="Code"><text:s text:c="4"/>^ handler ~~ nil and: [handler isValid].</text:span></text:p>
      <text:p text:style-name="P12"><text:span text:style-name="Code"/></text:p>
      <text:p text:style-name="P12"><text:span text:style-name="Code"/></text:p>
      <text:p text:style-name="P12"><text:span text:style-name="Code"><text:s/>validHandler</text:span></text:p>
      <text:p text:style-name="P12"><text:span text:style-name="Code"><text:s text:c="4"/>^ self isHandled ifTrue: [handler] ifFalse: [self error]</text:span></text:p>
      <text:p text:style-name="P12"><text:span text:style-name="Code"/></text:p>
      <text:p text:style-name="P12">In ExceptionHandler:<text:span text:style-name="Code"> </text:span></text:p>
      <text:p text:style-name="P12"><text:span text:style-name="Code"/></text:p>
      <text:p text:style-name="P12"><text:span text:style-name="Code"><text:s text:c="2"/>return: returnValue</text:span></text:p>
      <text:p text:style-name="P12"><text:span text:style-name="Code"><text:s text:c="4"/>self ensureValid.</text:span></text:p>
      <text:p text:style-name="P12"><text:span text:style-name="Code"><text:s text:c="4"/>returnBlock value: returnValue.</text:span></text:p>
      <text:p text:style-name="P12"><text:span text:style-name="Code"><text:s text:c="4"/>“The send above does not return to here.”</text:span></text:p>
      <text:p text:style-name="P12"><text:span text:style-name="Code"/></text:p>
      <text:p text:style-name="P12"><text:span text:style-name="Code"><text:s text:c="2"/>ensureValid</text:span></text:p>
      <text:p text:style-name="P12"><text:span text:style-name="Code"><text:s text:c="4"/>isValid ifFalse: [self error].</text:span></text:p>
      <text:h text:style-name="Heading_20_3" text:outline-level="3">Resume</text:h>
      <text:p text:style-name="Text_20_body">When the message <text:span text:style-name="Code">#resume</text:span> or <text:span text:style-name="Code">#resume:</text:span> is sent to an exception from within a handler's action block, the specified resumption value (or nil) is answered from the <text:span text:style-name="Code">#signal</text:span>, <text:span text:style-name="Code">#signal:</text:span>, or <text:span text:style-name="Code">#outer</text:span> message that caused this handler to be invoked, after unwinding the stack to that point. If the exception is not resumable, it is only valid to send <text:span text:style-name="Code">#resume</text:span> or <text:span text:style-name="Code">#resume:</text:span> within a handler block that is invoked as the result of <text:span text:style-name="Code">#outer</text:span>.</text:p>
      <text:p text:style-name="Text_20_body">In exceptions:</text:p>
      <text:p text:style-name="P12"><text:span text:style-name="Code"><text:s text:c="2"/>resume</text:span></text:p>
      <text:p text:style-name="P12"><text:span text:style-name="Code"><text:s text:c="4"/>self resume: nil.</text:span></text:p>
      <text:p text:style-name="P12"><text:span text:style-name="Code"/></text:p>
      <text:p text:style-name="P12"><text:span text:style-name="Code"><text:s text:c="2"/>resume: resumptionValue</text:span></text:p>
      <text:p text:style-name="P12"><text:span text:style-name="Code"><text:s text:c="4"/>“Can only send this from within an action block.”</text:span></text:p>
      <text:p text:style-name="P12"><text:span text:style-name="Code"><text:s text:c="4"/>self validHandler resume: resumptionValue.</text:span></text:p>
      <text:p text:style-name="P12"><text:span text:style-name="Code"/></text:p>
      <text:p text:style-name="P12">In ExceptionHandler:</text:p>
      <text:p text:style-name="P12"><text:span text:style-name="Code"/></text:p>
      <text:p text:style-name="P12"><text:soft-page-break/><text:span text:style-name="Code"><text:s text:c="2"/>resume: resumptionValue</text:span></text:p>
      <text:p text:style-name="P12"><text:span text:style-name="Code"><text:s text:c="4"/>self ensureValid.</text:span></text:p>
      <text:p text:style-name="P12"><text:span text:style-name="Code"><text:s text:c="4"/>^ (isOuter or: [exception isResumable]) </text:span></text:p>
      <text:p text:style-name="P12"><text:span text:style-name="Code"><text:s text:c="8"/>ifTrue: [actionUnwindBlock value: resumptionValue]</text:span></text:p>
      <text:p text:style-name="P12"><text:span text:style-name="Code"><text:s text:c="8"/>ifFalse: [self error]</text:span></text:p>
      <text:p text:style-name="P12"><text:span text:style-name="Code"/></text:p>
      <text:p text:style-name="Standard">Here, we once again use non-local return in order to unwind the stack. In this case, we're only unwinding any unwind blocks invoked by the exception action block.</text:p>
      <text:h text:style-name="Heading_20_3" text:outline-level="3">Pass</text:h>
      <text:p text:style-name="Text_20_body">When the message <text:span text:style-name="Code">#pass</text:span> is sent to an exception from within a handler's action block, we act as though that handler had never been found, and go to the next deeper handler on the stack, or the defaultAction if no deeper handler found.</text:p>
      <text:p text:style-name="Text_20_body">In exceptions:</text:p>
      <text:p text:style-name="P12"><text:span text:style-name="Code"><text:s text:c="2"/>pass</text:span></text:p>
      <text:p text:style-name="P12"><text:span text:style-name="Code"><text:s text:c="4"/>^ self validHandler pass.</text:span></text:p>
      <text:p text:style-name="P12"><text:span text:style-name="Code"/></text:p>
      <text:p text:style-name="P12">In ExceptionHandler:</text:p>
      <text:p text:style-name="P12"><text:span text:style-name="Code"/></text:p>
      <text:p text:style-name="P12"><text:span text:style-name="Code"><text:s text:c="2"/>pass</text:span></text:p>
      <text:p text:style-name="P12"><text:span text:style-name="Code"><text:s text:c="4"/>| newHandler |</text:span></text:p>
      <text:p text:style-name="P12"><text:span text:style-name="Code"><text:s text:c="4"/>newHandler := nextHandler findHandlerFor: exception.</text:span></text:p>
      <text:p text:style-name="P12"><text:span text:style-name="Code"><text:s text:c="4"/>newHandler isOuter: isOuter.</text:span></text:p>
      <text:p text:style-name="P12"><text:span text:style-name="Code"><text:s text:c="4"/>newHandler handle: exception.</text:span></text:p>
      <text:h text:style-name="Heading_20_3" text:outline-level="3">Outer</text:h>
      <text:p text:style-name="Text_20_body">In exceptions:</text:p>
      <text:p text:style-name="P12"><text:span text:style-name="Code"><text:s text:c="2"/>outer</text:span></text:p>
      <text:p text:style-name="P12"><text:span text:style-name="Code"><text:s text:c="4"/>^ self validHandler outer.</text:span></text:p>
      <text:p text:style-name="P12"><text:span text:style-name="Code"/></text:p>
      <text:p text:style-name="P12">In ExceptionHandler:</text:p>
      <text:p text:style-name="P12"><text:span text:style-name="Code"><text:s text:c="2"/></text:span></text:p>
      <text:p text:style-name="P12"><text:span text:style-name="Code"><text:s text:c="2"/>outer</text:span></text:p>
      <text:p text:style-name="P12"><text:span text:style-name="Code"><text:s text:c="4"/>| newHandler |</text:span></text:p>
      <text:p text:style-name="P12"><text:span text:style-name="Code"><text:s text:c="4"/>newHandler := nextHandler findHandlerFor: exception ifNone: [nil].</text:span></text:p>
      <text:p text:style-name="P12"><text:span text:style-name="Code"><text:s text:c="4"/>newHandler isOuter: true.</text:span></text:p>
      <text:p text:style-name="P12"><text:span text:style-name="Code"><text:s text:c="4"/>newHandler handle: exception.</text:span></text:p>
      <text:h text:style-name="Heading_20_3" text:outline-level="3">Retry</text:h>
      <text:p text:style-name="Text_20_body">In exceptions:</text:p>
      <text:p text:style-name="P12"><text:span text:style-name="Code"><text:s text:c="2"/>retry</text:span></text:p>
      <text:p text:style-name="P12"><text:span text:style-name="Code"><text:s text:c="4"/>^ self validHandler retry.</text:span></text:p>
      <text:p text:style-name="P12"><text:span text:style-name="Code"/></text:p>
      <text:p text:style-name="P12">In ExceptionHandler:</text:p>
      <text:p text:style-name="P12"><text:span text:style-name="Code"><text:s text:c="2"/></text:span></text:p>
      <text:p text:style-name="P12"><text:span text:style-name="Code"><text:s text:c="2"/>retry</text:span></text:p>
      <text:p text:style-name="P12"><text:span text:style-name="Code"><text:s text:c="4"/>needsRetry := true.</text:span></text:p>
      <text:p text:style-name="P12"><text:span text:style-name="Code"><text:s text:c="4"/>returnBlock value: nil.</text:span></text:p>
      <text:p text:style-name="P12"><text:soft-page-break/><text:span text:style-name="Code"><text:s text:c="4"/>“Execution does not reach here.”</text:span></text:p>
      <text:p text:style-name="P12"><text:span text:style-name="Code"><text:s text:c="4"/></text:span></text:p>
      <text:h text:style-name="Heading_20_3" text:outline-level="3">RetryUsing</text:h>
      <text:p text:style-name="Text_20_body">In exceptions:</text:p>
      <text:p text:style-name="P12"><text:span text:style-name="Code"><text:s text:c="2"/>retryUsing: newProtectedBlock</text:span></text:p>
      <text:p text:style-name="P12"><text:span text:style-name="Code"><text:s text:c="4"/>^ self validHandler retryUsing: newProtectedBlock.</text:span></text:p>
      <text:p text:style-name="P12"><text:span text:style-name="Code"/></text:p>
      <text:p text:style-name="P12">In ExceptionHandler:</text:p>
      <text:p text:style-name="P12"><text:span text:style-name="Code"><text:s text:c="2"/></text:span></text:p>
      <text:p text:style-name="P12"><text:span text:style-name="Code"><text:s text:c="2"/>retryUsing: newProtectedBlock</text:span></text:p>
      <text:p text:style-name="P12"><text:span text:style-name="Code"><text:s text:c="4"/>protectedBlock := newProtectedBlock.</text:span></text:p>
      <text:p text:style-name="P12"><text:span text:style-name="Code"><text:s text:c="4"/>^ self retry.</text:span></text:p>
      <text:h text:style-name="Heading_20_3" text:outline-level="3">isNested</text:h>
      <text:p text:style-name="Text_20_body">&gt;&gt;&gt;Needs to be written</text:p>
      <text:h text:style-name="Heading_20_1" text:outline-level="1">Tail-call elimination</text:h>
      <text:p text:style-name="Text_20_body">&gt;&gt;&gt;Needs to be written</text:p>
      <text:h text:style-name="Heading_20_1" text:outline-level="1">Debugging</text:h>
      <text:p text:style-name="Text_20_body">&gt;&gt;&gt;Needs to be written</text:p>
      <text:h text:style-name="Heading_20_1" text:outline-level="1">Optimization opportunities</text:h>
      <text:p text:style-name="Text_20_body">&gt;&gt;&gt;Needs 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in" fo:margin-right="0in" fo:margin-top="0in" fo:margin-bottom="0in" fo:text-align="start" style:justify-single-word="false" fo:orphans="2" fo:widows="2" fo:text-indent="0in" style:auto-text-indent="false" style:writing-mode="lr-tb"/>
      <style:text-properties fo:color="#000000" style:text-outline="false" style:text-line-through-style="none" fo:font-style="normal" fo:text-shadow="none" style:text-underline-style="none" fo:font-weight="normal" style:letter-kerning="true" style:font-name-asian="DejaVu Sans" style:font-size-asian="18pt" style:font-style-asian="normal" style:font-weight-asian="normal" style:font-name-complex="Liberation Sans1" style:font-size-complex="12pt" style:text-emphasize="non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1"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fo:font-size="12pt"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AR PL UMing HK1" style:font-size-asian="10pt" style:font-name-complex="Liberation Mono" style:font-size-complex="10pt"/>
    </style:style>
    <style:style style:name="Object_20_with_20_arrow" style:display-name="Object with arrow"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100%" fo:margin-left="0in" fo:margin-right="0in" fo:margin-top="0in" fo:margin-bottom="0in" fo:text-align="start"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100%" fo:margin-left="0in" fo:margin-right="0in" fo:margin-top="0in" fo:margin-bottom="0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100%" fo:margin-left="0in" fo:margin-right="0in" fo:margin-top="0in" fo:margin-bottom="0.0909in" fo:text-align="start"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100%" fo:margin-left="0in" fo:margin-right="0in" fo:margin-top="0in" fo:margin-bottom="0.0728in" fo:text-indent="0in" style:auto-text-indent="false"/>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100%" fo:margin-left="0in" fo:margin-right="0in" fo:margin-top="0in" fo:margin-bottom="0.0543in" fo:text-indent="0in" style:auto-text-indent="false"/>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100%" fo:margin-left="0in" fo:margin-right="0in" fo:margin-top="0in" fo:margin-bottom="0.0362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1" style:font-size-complex="12pt" style:text-emphasize="none"/>
    </style:style>
    <style:style style:name="Default_7e_LT_7e_Untertitel" style:display-name="Default~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Default_7e_LT_7e_Notizen" style:display-name="Default~LT~Notizen" style:family="paragraph" style:default-outline-level="">
      <style:paragraph-properties fo:margin="100%" fo:margin-left="0.2362in" fo:margin-right="0in" fo:margin-top="0in" fo:margin-bottom="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1"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default" style:family="paragraph" style:default-outline-level="">
      <style:paragraph-properties fo:margin="100%" fo:margin-left="0in" fo:margin-right="0in" fo:margin-top="0in" fo:margin-bottom="0in" fo:text-align="start" style:justify-single-word="false" fo:orphans="2" fo:widows="2" fo:text-indent="0in" style:auto-text-indent="false" style:writing-mode="lr-tb"/>
      <style:text-properties fo:color="#000000" style:font-name="Lohit Hindi" fo:font-size="18pt" style:letter-kerning="true" style:font-name-asian="DejaVu Sans" style:font-size-asian="18pt" style:font-name-complex="Liberation Sans1"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turquois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turquois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turquois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Notes" style:family="paragraph" style:default-outline-level="">
      <style:paragraph-properties fo:margin="100%" fo:margin-left="0.2362in" fo:margin-right="0in" fo:margin-top="0in" fo:margin-bottom="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1" style:font-size-complex="12pt" style:text-emphasize="none"/>
    </style:style>
    <style:style style:name="Outline_20_1" style:display-name="Outline 1" style:family="paragraph" style:default-outline-level="">
      <style:paragraph-properties fo:margin="100%" fo:margin-left="0in" fo:margin-right="0in" fo:margin-top="0in" fo:margin-bottom="0.0909in" fo:text-align="start"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Outline_20_2" style:display-name="Outline 2" style:family="paragraph" style:parent-style-name="Outline_20_1" style:default-outline-level="">
      <style:paragraph-properties fo:margin="100%" fo:margin-left="0in" fo:margin-right="0in" fo:margin-top="0in" fo:margin-bottom="0.0728in" fo:text-indent="0in" style:auto-text-indent="false"/>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100%" fo:margin-left="0in" fo:margin-right="0in" fo:margin-top="0in" fo:margin-bottom="0.0543in" fo:text-indent="0in" style:auto-text-indent="false"/>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100%" fo:margin-left="0in" fo:margin-right="0in" fo:margin-top="0in" fo:margin-bottom="0.0362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Bullet_20_Symbols" style:display-name="Bullet Symbols" style:family="text">
      <style:text-properties style:font-name="OpenSymbol" style:font-name-asian="OpenSymbol" style:font-name-complex="OpenSymbol"/>
    </style:style>
    <style:style style:name="Code" style:family="text">
      <style:text-properties style:font-name="Liberation Mono"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3.5$Linux_X86_64 LibreOffice_project/350m1$Build-2</meta:generator>
    <dc:date>2014-08-18T13:49:05</dc:date>
    <meta:editing-duration>P22DT1H40M48S</meta:editing-duration>
    <meta:editing-cycles>243</meta:editing-cycles>
    <meta:document-statistic meta:table-count="0" meta:image-count="1" meta:object-count="0" meta:page-count="26" meta:paragraph-count="531" meta:word-count="8985" meta:character-count="57811" meta:non-whitespace-character-count="47975"/>
  </office:meta>
</office:document-meta>
</file>